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7b9b9" draw:marker-start-width="0.279cm" draw:marker-end-width="0.279cm" draw:fill-color="#f7b9b9" draw:textarea-horizontal-align="justify" draw:textarea-vertical-align="middle" draw:auto-grow-height="false" fo:min-height="0.131cm" fo:min-width="0.38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b9f7c8" draw:marker-start-width="0.279cm" draw:marker-end-width="0.279cm" draw:fill-color="#b3e2cd" draw:textarea-horizontal-align="justify" draw:textarea-vertical-align="middle" draw:auto-grow-height="false" fo:min-height="0.131cm" fo:min-width="0.389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28cm" draw:marker-start-width="0.242cm" draw:marker-end="Arrow_20_concave" draw:marker-end-width="0.10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="" draw:marker-end-width="0.117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draw:marker-start-width="0.242cm" draw:marker-end="Circle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53cm" svg:stroke-color="#b3e2cd" draw:marker-start-width="0.279cm" draw:marker-end-width="0.279cm" draw:fill-color="#b3e2cd" draw:textarea-horizontal-align="justify" draw:textarea-vertical-align="middle" draw:auto-grow-height="false" fo:min-height="0.131cm" fo:min-width="0.389cm" fo:padding-top="0.151cm" fo:padding-bottom="0.151cm" fo:padding-left="0.276cm" fo:padding-right="0.276cm"/>
    </style:style>
    <style:style style:name="gr7" style:family="graphic" style:parent-style-name="objectwithoutfill">
      <style:graphic-properties draw:stroke="solid" svg:stroke-width="0.028cm" draw:marker-start-width="0.242cm" draw:marker-end="Arrow_20_concave" draw:marker-end-width="0.10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53cm" svg:stroke-color="#b3e2cd" draw:marker-start-width="0.279cm" draw:marker-end-width="0.279cm" draw:fill-color="#b3e2cd" draw:textarea-horizontal-align="justify" draw:textarea-vertical-align="middle" draw:auto-grow-height="false" fo:min-height="0.079cm" fo:min-width="0.337cm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f4cae4" draw:marker-start-width="0.321cm" draw:marker-end-width="0.321cm" draw:fill-color="#f4cae4" draw:textarea-horizontal-align="justify" draw:textarea-vertical-align="middle" draw:auto-grow-height="false" fo:min-height="1.308cm" fo:min-width="6.024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b3e2cd" draw:marker-start-width="0.321cm" draw:marker-end-width="0.321cm" draw:fill-color="#b3e2cd" draw:textarea-horizontal-align="justify" draw:textarea-vertical-align="middle" draw:auto-grow-height="false" fo:min-height="1.321cm" fo:min-width="6.024cm" fo:padding-top="0.165cm" fo:padding-bottom="0.165cm" fo:padding-left="0.29cm" fo:padding-right="0.29cm"/>
    </style:style>
    <style:style style:name="gr11" style:family="graphic" style:parent-style-name="standard">
      <style:graphic-properties draw:stroke="none" draw:stroke-dash="Dashed_20__28_var_29_" svg:stroke-width="0.081cm" svg:stroke-color="#cccccc" draw:marker-start-width="0.321cm" draw:marker-end-width="0.321cm" draw:fill-color="#cccccc" draw:textarea-horizontal-align="justify" draw:textarea-vertical-align="middle" draw:auto-grow-height="false" fo:min-height="5.385cm" fo:min-width="6.786cm" fo:padding-top="0.165cm" fo:padding-bottom="0.165cm" fo:padding-left="0.29cm" fo:padding-right="0.29cm"/>
    </style:style>
    <style:style style:name="gr12" style:family="graphic" style:parent-style-name="standard">
      <style:graphic-properties draw:stroke="solid" svg:stroke-width="0.081cm" svg:stroke-color="#fff2ae" draw:marker-start-width="0.321cm" draw:marker-end-width="0.321cm" draw:fill-color="#fff2ae" draw:textarea-horizontal-align="justify" draw:textarea-vertical-align="middle" draw:auto-grow-height="false" fo:min-height="0.559cm" fo:min-width="6.024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dcdac" draw:marker-start-width="0.322cm" draw:marker-end-width="0.322cm" draw:fill-color="#fdcdac" draw:textarea-horizontal-align="justify" draw:textarea-vertical-align="top" draw:auto-grow-height="false" fo:min-height="3.097cm" fo:min-width="6.022cm" fo:padding-top="0.166cm" fo:padding-bottom="0.166cm" fo:padding-left="0.291cm" fo:padding-right="0.291cm"/>
    </style:style>
    <style:style style:name="gr14" style:family="graphic" style:parent-style-name="standard">
      <style:graphic-properties svg:stroke-width="0.081cm" svg:stroke-color="#cbd5e8" draw:marker-start-width="0.321cm" draw:marker-end-width="0.321cm" draw:fill-color="#cbd5e8" draw:opacity="100%" draw:textarea-horizontal-align="justify" draw:textarea-vertical-align="middle" draw:auto-grow-height="false" fo:min-height="2.463cm" fo:min-width="5.516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53cm" svg:stroke-color="#cccccc" draw:marker-start-width="0.279cm" draw:marker-end-width="0.279cm" draw:fill-color="#cccccc" draw:textarea-horizontal-align="justify" draw:textarea-vertical-align="middle" draw:auto-grow-height="false" fo:min-height="0.46cm" fo:min-width="1.48cm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Dashed_20__28_var_29_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472cm"/>
    </style:style>
    <style:style style:name="gr1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332cm" fo:min-width="1.67cm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Dashed_20__28_var_29_" svg:stroke-width="0.053cm" svg:stroke-color="#000000" draw:marker-start-width="0.279cm" draw:marker-end-width="0.279cm" draw:fill="none" draw:fill-color="#d0e6e9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fdcdac" draw:marker-start-width="0.279cm" draw:marker-end-width="0.279cm" draw:fill-color="#fdcdac" draw:textarea-horizontal-align="justify" draw:textarea-vertical-align="middle" draw:auto-grow-height="false" fo:min-height="0.587cm" fo:min-width="0.303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svg:stroke-width="0.053cm" svg:stroke-color="#cbd5e8" draw:marker-start-width="0.279cm" draw:marker-end-width="0.279cm" svg:stroke-opacity="100%" draw:fill-color="#cbd5e8" draw:textarea-horizontal-align="justify" draw:textarea-vertical-align="middle" draw:auto-grow-height="false" fo:min-height="1.857cm" fo:min-width="0.337cm" fo:padding-top="0.151cm" fo:padding-bottom="0.151cm" fo:padding-left="0.276cm" fo:padding-right="0.276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.559cm" fo:min-width="0.309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3.437cm"/>
    </style:style>
    <style:style style:name="gr26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draw:stroke="dash" draw:stroke-dash="Fine_20_Dashed" svg:stroke-width="0.028cm" svg:stroke-color="#601c5e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draw:stroke="dash" draw:stroke-dash="Fine_20_Dashed" svg:stroke-width="0.028cm" svg:stroke-color="#fdcdac" draw:marker-start-width="0.242cm" draw:marker-end="Symmetric_20_Arrow" draw:marker-end-width="0.342cm" draw:fill="none" draw:fill-color="#fdcdac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draw:stroke="dash" draw:stroke-dash="Fine_20_Dashed" svg:stroke-width="0.028cm" svg:stroke-color="#000000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30" style:family="graphic" style:parent-style-name="objectwithoutfill">
      <style:graphic-properties svg:stroke-color="#000000" draw:marker-end="Line_20_Arrow" draw:marker-end-width="0.152cm" draw:fill="none" draw:fill-color="#000000" draw:textarea-vertical-align="middle"/>
    </style:style>
    <style:style style:name="P1" style:family="paragraph">
      <loext:graphic-properties draw:fill-color="#f7b9b9"/>
      <style:paragraph-properties fo:text-align="center"/>
    </style:style>
    <style:style style:name="P2" style:family="paragraph">
      <loext:graphic-properties draw:fill-color="#b3e2c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4cae4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b3e2cd"/>
      <style:paragraph-properties fo:text-align="center"/>
      <style:text-properties style:font-name="Source Sans Pro SemiBold" fo:font-weight="bold" style:font-weight-asian="bold" style:font-weight-complex="bold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fff2ae"/>
      <style:paragraph-properties fo:text-align="center"/>
      <style:text-properties style:font-name="Source Sans Pro SemiBold" fo:font-weight="bold" style:font-weight-asian="bold" style:font-weight-complex="bold"/>
    </style:style>
    <style:style style:name="P9" style:family="paragraph">
      <loext:graphic-properties draw:fill-color="#fdcdac"/>
      <style:paragraph-properties fo:text-align="center"/>
      <style:text-properties style:font-name="Source Sans Pro SemiBold" style:text-underline-style="solid" style:text-underline-width="auto" style:text-underline-color="font-color"/>
    </style:style>
    <style:style style:name="P10" style:family="paragraph">
      <loext:graphic-properties draw:fill-color="#cbd5e8" draw:opacity="100%"/>
      <style:paragraph-properties fo:text-align="center"/>
    </style:style>
    <style:style style:name="P11" style:family="paragraph">
      <loext:graphic-properties draw:fill-color="#cccccc"/>
      <style:paragraph-properties fo:text-align="center"/>
      <style:text-properties fo:color="#601c5e" style:font-name="Source Sans Pro SemiBold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fo:color="#000000" style:font-name="Source Sans Pro SemiBold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style:font-name="Source Sans Pro SemiBold1"/>
    </style:style>
    <style:style style:name="P14" style:family="paragraph">
      <loext:graphic-properties draw:fill-color="#ffffff"/>
      <style:paragraph-properties fo:text-align="center"/>
      <style:text-properties style:font-name="Source Sans Pro SemiBold1"/>
    </style:style>
    <style:style style:name="P15" style:family="paragraph">
      <loext:graphic-properties draw:fill="none" draw:fill-color="#d0e6e9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style:font-name="Source Sans Pro SemiBold1"/>
    </style:style>
    <style:style style:name="P17" style:family="paragraph">
      <loext:graphic-properties draw:fill-color="#fdcdac"/>
      <style:paragraph-properties fo:text-align="center"/>
      <style:text-properties fo:color="#601c5e" style:font-name="Source Sans Pro SemiBold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cbd5e8"/>
      <style:paragraph-properties fo:text-align="center"/>
      <style:text-properties style:font-name="Source Sans Pro SemiBold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text-align="center"/>
      <style:text-properties style:font-name="Source Sans Pro SemiBold"/>
    </style:style>
    <style:style style:name="P21" style:family="paragraph">
      <loext:graphic-properties draw:fill="none" draw:fill-color="#fdcdac"/>
      <style:paragraph-properties fo:text-align="center"/>
    </style:style>
    <style:style style:name="P22" style:family="paragraph">
      <loext:graphic-properties draw:fill="none" draw:fill-color="#000000"/>
      <style:paragraph-properties fo:text-align="center"/>
    </style:style>
    <style:style style:name="T1" style:family="text">
      <style:text-properties style:font-name="Source Sans Pro SemiBold" fo:font-weight="bold" style:font-weight-asian="bold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Source Sans Pro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Source Sans Pro SemiBold" style:text-underline-style="none" fo:font-weight="bold" style:font-weight-asian="bold" style:font-weight-complex="bold"/>
    </style:style>
    <style:style style:name="T5" style:family="text">
      <style:text-properties style:font-name="Source Sans Pro" fo:font-size="16pt" style:text-underline-style="none" style:font-size-asian="16pt" style:font-size-complex="16pt"/>
    </style:style>
    <style:style style:name="T6" style:family="text">
      <style:text-properties fo:color="#601c5e" style:font-name="Source Sans Pro" fo:font-size="18pt" style:text-underline-style="none" fo:font-weight="bold" style:font-size-asian="18pt" style:font-weight-asian="bold" style:font-size-complex="18pt" style:font-weight-complex="bold"/>
    </style:style>
    <style:style style:name="T7" style:family="text">
      <style:text-properties fo:color="#601c5e" style:font-name="Source Sans Pro SemiBold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Source Sans Pro SemiBold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Source Sans Pro Semi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lock Op Text" svg:width="0.889cm" svg:height="0.381cm" svg:x="15.13cm" svg:y="6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Block Op Text" svg:width="0.889cm" svg:height="0.381cm" svg:x="15.13cm" svg:y="9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Block Op Text" svg:width="0.889cm" svg:height="0.381cm" draw:transform="rotate (1.5707963267949) translate (16.431cm 14.24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lock Op Text" svg:width="0.889cm" svg:height="0.381cm" draw:transform="rotate (1.5707963267949) translate (18.331cm 14.246cm)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Block Op Text" svg:x1="15.574cm" svg:y1="1.762cm" svg:x2="15.574cm" svg:y2="3.591cm">
          <text:p/>
        </draw:line>
        <draw:line draw:style-name="gr3" draw:text-style-name="P3" draw:layer="Block Op Text" svg:x1="15.574cm" svg:y1="5.712cm" svg:x2="15.574cm" svg:y2="6.169cm">
          <text:p/>
        </draw:line>
        <draw:line draw:style-name="gr3" draw:text-style-name="P3" draw:layer="Block Op Text" svg:x1="15.574cm" svg:y1="6.576cm" svg:x2="15.574cm" svg:y2="6.855cm">
          <text:p/>
        </draw:line>
        <draw:line draw:style-name="gr4" draw:text-style-name="P3" draw:layer="Block Op Text" svg:x1="15.574cm" svg:y1="12.339cm" svg:x2="15.574cm" svg:y2="13.787cm">
          <text:p/>
        </draw:line>
        <draw:line draw:style-name="gr5" draw:text-style-name="P3" draw:layer="Block Op Text" svg:x1="15.581cm" svg:y1="12.902cm" svg:x2="19.696cm" svg:y2="12.902cm">
          <text:p/>
        </draw:line>
        <draw:line draw:style-name="gr3" draw:text-style-name="P3" draw:layer="Block Op Text" svg:x1="19.574cm" svg:y1="13.789cm" svg:x2="19.574cm" svg:y2="12.189cm">
          <text:p/>
        </draw:line>
        <draw:custom-shape draw:style-name="gr6" draw:text-style-name="P2" draw:layer="Block Op Text" svg:width="0.889cm" svg:height="0.381cm" draw:transform="rotate (-3.14159265358979) translate (20.019cm 9.73cm)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Block Op Text" svg:x1="19.574cm" svg:y1="9.343cm" svg:x2="19.574cm" svg:y2="8.835cm">
          <text:p/>
        </draw:line>
        <draw:line draw:style-name="gr3" draw:text-style-name="P3" draw:layer="Block Op Text" svg:x1="19.574cm" svg:y1="10.01cm" svg:x2="19.574cm" svg:y2="9.756cm">
          <text:p/>
        </draw:line>
        <draw:custom-shape draw:style-name="gr8" draw:text-style-name="P2" draw:layer="Block Op Text" svg:width="0.889cm" svg:height="0.381cm" draw:transform="rotate (-3.14159265358979) translate (20.019cm 6.4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Block Op Text" svg:x1="19.574cm" svg:y1="6.044cm" svg:x2="19.574cm" svg:y2="5.536cm">
          <text:p/>
        </draw:line>
        <draw:line draw:style-name="gr3" draw:text-style-name="P3" draw:layer="Block Op Text" svg:x1="19.574cm" svg:y1="6.711cm" svg:x2="19.574cm" svg:y2="6.457cm">
          <text:p/>
        </draw:line>
        <draw:line draw:style-name="gr3" draw:text-style-name="P3" draw:layer="Block Op Text" svg:x1="19.574cm" svg:y1="3.425cm" svg:x2="19.574cm" svg:y2="3.044cm">
          <text:p/>
        </draw:line>
        <draw:custom-shape draw:style-name="gr9" draw:text-style-name="P5" draw:layer="Block Op Text" svg:width="6.604cm" svg:height="1.638cm" svg:x="1.508cm" svg:y="8.125cm">
          <text:p text:style-name="P4"><text:span text:style-name="T1">Max Pooling</text:span></text:p>
          <text:p text:style-name="P4"><text:span text:style-name="T2">Size: [2, 2]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Block Op Text" svg:width="6.604cm" svg:height="1.651cm" svg:x="1.508cm" svg:y="12.049cm">
          <text:p text:style-name="P4"><text:span text:style-name="T1">Bicubic Interpolation</text:span></text:p>
          <text:p text:style-name="P4"><text:span text:style-name="T3">Doubles width &amp; heigh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Block Op Text" svg:width="7.366cm" svg:height="5.715cm" svg:x="1.127cm" svg:y="1.7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Block Op Text" svg:width="6.604cm" svg:height="0.889cm" svg:x="1.508cm" svg:y="2.143cm">
          <text:p text:style-name="P4"><text:span text:style-name="T1">Batch Normaliz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Block Op Text" svg:width="6.604cm" svg:height="3.429cm" svg:x="1.508cm" svg:y="3.413cm">
          <text:p text:style-name="P4"><text:span text:style-name="T4">Convolution</text:span></text:p>
          <text:p text:style-name="P4"><text:span text:style-name="T5">Kernel: [3, 3]</text:span></text:p>
          <text:p text:style-name="P4"><text:span text:style-name="T5">Stride: <text:s/>[1, 1]</text:span></text:p>
          <text:p text:style-name="P4"><text:span text:style-name="T5">Filters: </text:span><text:span text:style-name="T6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Block Op Text" svg:width="6.096cm" svg:height="2.793cm" draw:transform="rotate (1.5707963267949) translate (9.699cm 10.779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1.934cm" svg:y1="10.398cm" svg:x2="12.315cm" svg:y2="10.398cm">
          <text:p/>
        </draw:line>
        <draw:line draw:style-name="gr15" draw:text-style-name="P3" draw:layer="layout" svg:x1="11.934cm" svg:y1="5.064cm" svg:x2="12.315cm" svg:y2="5.064cm">
          <text:p/>
        </draw:line>
        <draw:line draw:style-name="gr15" draw:text-style-name="P3" xml:id="id1" draw:id="id1" draw:layer="layout" svg:x1="12.315cm" svg:y1="10.398cm" svg:x2="12.315cm" svg:y2="5.064cm">
          <text:p/>
        </draw:line>
        <draw:custom-shape draw:style-name="gr16" draw:text-style-name="P11" draw:layer="layout" svg:width="2.032cm" svg:height="0.762cm" svg:x="10.032cm" svg:y="5.255cm">
          <text:p text:style-name="P4"><text:span text:style-name="T7">16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8.493cm" svg:y1="1.816cm" svg:x2="10.017cm" svg:y2="7.858cm">
          <text:p/>
        </draw:line>
        <draw:line draw:style-name="gr17" draw:text-style-name="P3" draw:layer="layout" svg:x1="8.493cm" svg:y1="7.477cm" svg:x2="10.017cm" svg:y2="8.874cm">
          <text:p/>
        </draw:line>
        <draw:frame draw:style-name="gr18" draw:text-style-name="P12" xml:id="id2" draw:id="id2" draw:layer="layout" svg:width="0.972cm" svg:height="1.318cm" svg:x="13.171cm" svg:y="7.072cm">
          <draw:text-box>
            <text:p><text:span text:style-name="T8">4</text:span></text:p>
          </draw:text-box>
        </draw:frame>
        <draw:custom-shape draw:style-name="gr19" draw:text-style-name="P14" draw:layer="layout" svg:width="2.222cm" svg:height="0.634cm" svg:x="18.463cm" svg:y="1.013cm">
          <text:p text:style-name="P13">Out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2.222cm" svg:height="0.634cm" svg:x="14.463cm" svg:y="1.014cm">
          <text:p text:style-name="P13">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9.574cm" svg:y1="2.156cm" svg:x2="19.574cm" svg:y2="1.648cm">
          <text:p/>
        </draw:line>
        <draw:line draw:style-name="gr20" draw:text-style-name="P15" draw:layer="layout" svg:x1="12.43cm" svg:y1="4.683cm" svg:x2="15.097cm" svg:y2="6.855cm">
          <text:p/>
        </draw:line>
        <draw:line draw:style-name="gr17" draw:text-style-name="P16" draw:layer="layout" svg:x1="12.557cm" svg:y1="10.779cm" svg:x2="15.098cm" svg:y2="9.001cm">
          <text:p/>
        </draw:line>
        <draw:custom-shape draw:style-name="gr21" draw:text-style-name="P17" draw:layer="layout" svg:width="0.855cm" svg:height="0.889cm" svg:x="19.147cm" svg:y="2.156cm">
          <text:p text:style-name="P4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0.855cm" svg:height="0.889cm" svg:x="17.13cm" svg:y="13.357cm">
          <text:p text:style-name="P4"><text:span text:style-name="T7">16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555cm" svg:y1="13.801cm" svg:x2="16.419cm" svg:y2="13.801cm">
          <text:p/>
        </draw:line>
        <draw:line draw:style-name="gr3" draw:text-style-name="P3" draw:layer="layout" svg:x1="16.825cm" svg:y1="13.801cm" svg:x2="17.13cm" svg:y2="13.801cm">
          <text:p/>
        </draw:line>
        <draw:line draw:style-name="gr3" draw:text-style-name="P3" draw:layer="layout" svg:x1="18.025cm" svg:y1="13.801cm" svg:x2="18.33cm" svg:y2="13.801cm">
          <text:p/>
        </draw:line>
        <draw:line draw:style-name="gr22" draw:text-style-name="P3" draw:layer="layout" svg:x1="18.756cm" svg:y1="13.801cm" svg:x2="19.569cm" svg:y2="13.801cm">
          <text:p/>
        </draw:line>
        <draw:line draw:style-name="gr3" draw:text-style-name="P3" draw:layer="layout" svg:x1="15.574cm" svg:y1="9.006cm" svg:x2="15.574cm" svg:y2="9.463cm">
          <text:p/>
        </draw:line>
        <draw:line draw:style-name="gr3" draw:text-style-name="P3" draw:layer="layout" svg:x1="15.574cm" svg:y1="9.87cm" svg:x2="15.574cm" svg:y2="10.149cm">
          <text:p/>
        </draw:line>
        <draw:line draw:style-name="gr5" draw:text-style-name="P3" draw:layer="layout" svg:x1="15.569cm" svg:y1="9.179cm" svg:x2="19.684cm" svg:y2="9.179cm">
          <text:p/>
        </draw:line>
        <draw:line draw:style-name="gr5" draw:text-style-name="P3" draw:layer="layout" svg:x1="15.563cm" svg:y1="5.879cm" svg:x2="19.678cm" svg:y2="5.879cm">
          <text:p/>
        </draw:line>
        <draw:custom-shape draw:style-name="gr23" draw:text-style-name="P18" draw:layer="layout" svg:width="0.889cm" svg:height="2.159cm" svg:x="15.13cm" svg:y="3.559cm">
          <text:p text:style-name="P4"><text:span text:style-name="T8">4</text:span></text:p>
          <text:p text:style-name="P4"><text:span text:style-name="T7">8</text:span>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19" draw:layer="layout" svg:width="1.143cm" svg:height="1.143cm" svg:x="2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0" draw:layer="layout" svg:width="3.937cm" svg:height="0.635cm" svg:x="3.683cm" svg:y="10.779cm">
            <text:p text:style-name="P4"><text:span text:style-name="T9">Concatenation</text:span>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1" draw:layer="layout" svg:width="2.032cm" svg:height="0.762cm" svg:x="10.032cm" svg:y="6.655cm">
          <text:p text:style-name="P4"><text:span text:style-name="T7">16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032cm" svg:height="0.762cm" svg:x="10.032cm" svg:y="8.055cm">
          <text:p text:style-name="P4"><text:span text:style-name="T7">16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032cm" svg:height="0.762cm" svg:x="10.032cm" svg:y="9.455cm">
          <text:p text:style-name="P4"><text:span text:style-name="T7">16</text:span></text:p>
          <draw:enhanced-geometry svg:viewBox="0 0 21600 21600" draw:type="rectangle" draw:enhanced-path="M 0 0 L 21600 0 21600 21600 0 21600 0 0 Z N"/>
        </draw:custom-shape>
        <draw:connector draw:style-name="gr26" draw:text-style-name="P3" draw:layer="layout" draw:type="line" svg:x1="12.315cm" svg:y1="7.731cm" svg:x2="13.171cm" svg:y2="7.731cm" draw:start-shape="id1" draw:start-glue-point="1" draw:end-shape="id2" svg:d="M12315 7731h856" svg:viewBox="0 0 857 1">
          <text:p/>
        </draw:connector>
        <draw:custom-shape draw:style-name="gr23" draw:text-style-name="P18" draw:layer="layout" svg:width="0.889cm" svg:height="2.159cm" svg:x="15.13cm" svg:y="6.859cm">
          <text:p text:style-name="P4"><text:span text:style-name="T8">4</text:span></text:p>
          <text:p text:style-name="P4"><text:span text:style-name="T7">16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889cm" svg:height="2.159cm" svg:x="15.13cm" svg:y="10.159cm">
          <text:p text:style-name="P4"><text:span text:style-name="T8">4</text:span></text:p>
          <text:p text:style-name="P4"><text:span text:style-name="T7">32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889cm" svg:height="2.159cm" svg:x="19.13cm" svg:y="3.359cm">
          <text:p text:style-name="P4"><text:span text:style-name="T8">2</text:span></text:p>
          <text:p text:style-name="P4"><text:span text:style-name="T7">32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889cm" svg:height="2.159cm" svg:x="19.13cm" svg:y="6.659cm">
          <text:p text:style-name="P4"><text:span text:style-name="T8">2</text:span></text:p>
          <text:p text:style-name="P4"><text:span text:style-name="T7">16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889cm" svg:height="2.159cm" svg:x="19.13cm" svg:y="10.059cm">
          <text:p text:style-name="P4"><text:span text:style-name="T8">2</text:span></text:p>
          <text:p text:style-name="P4"><text:span text:style-name="T7">8</text:span></text:p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6.08cm" svg:y1="6.207cm" svg:x2="10.525cm" svg:y2="8.366cm">
          <text:p/>
        </draw:line>
        <draw:line draw:style-name="gr28" draw:text-style-name="P21" draw:layer="layout" svg:x1="11.795cm" svg:y1="8.493cm" svg:x2="15.097cm" svg:y2="8.493cm">
          <text:p/>
        </draw:line>
        <draw:line draw:style-name="gr29" draw:text-style-name="P3" draw:layer="layout" svg:x1="13.954cm" svg:y1="7.731cm" svg:x2="15.224cm" svg:y2="7.477cm">
          <text:p/>
        </draw:line>
        <draw:line draw:style-name="gr30" draw:text-style-name="P22" draw:layer="layout" svg:x1="11.045cm" svg:y1="3.702cm" svg:x2="11.045cm" svg:y2="5.226cm">
          <text:p/>
        </draw:line>
        <draw:line draw:style-name="gr30" draw:text-style-name="P22" draw:layer="layout" svg:x1="11.045cm" svg:y1="6.029cm" svg:x2="11.045cm" svg:y2="6.664cm">
          <text:p/>
        </draw:line>
        <draw:line draw:style-name="gr30" draw:text-style-name="P22" draw:layer="layout" svg:x1="11.045cm" svg:y1="7.429cm" svg:x2="11.045cm" svg:y2="8.064cm">
          <text:p/>
        </draw:line>
        <draw:line draw:style-name="gr30" draw:text-style-name="P22" draw:layer="layout" svg:x1="11.045cm" svg:y1="8.829cm" svg:x2="11.045cm" svg:y2="9.464cm">
          <text:p/>
        </draw:line>
        <draw:line draw:style-name="gr30" draw:text-style-name="P22" draw:layer="layout" svg:x1="11.045cm" svg:y1="10.329cm" svg:x2="11.033cm" svg:y2="11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lock Op Tex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12:21:52.190258971</meta:creation-date>
    <dc:date>2019-01-30T16:26:01.981374303</dc:date>
    <meta:editing-duration>PT5H11M23S</meta:editing-duration>
    <meta:editing-cycles>11</meta:editing-cycles>
    <meta:generator>LibreOffice/5.1.6.2$Linux_X86_64 LibreOffice_project/10m0$Build-2</meta:generator>
    <meta:document-statistic meta:object-count="66"/>
  </office:meta>
</office:document-meta>
</file>